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102cm" svg:stroke-color="#000000" draw:marker-start="" draw:marker-start-width="0.457cm" draw:marker-start-center="false" draw:marker-end="" draw:marker-end-width="0.457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2" svg:stroke-width="0.102cm" svg:stroke-color="#000000" draw:marker-start="" draw:marker-start-width="0.457cm" draw:marker-start-center="false" draw:marker-end="" draw:marker-end-width="0.457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2.46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solid" svg:stroke-width="0.102cm" draw:marker-start-width="0.457cm" draw:marker-end-width="0.457cm"/>
    </style:style>
    <style:style style:name="gr4" style:family="graphic" style:parent-style-name="standard">
      <style:graphic-properties draw:stroke="solid" svg:stroke-width="0.102cm" draw:marker-start-width="0.457cm" draw:marker-end-width="0.457cm" draw:fill-color="#ff6633" dr3d:horizontal-segments="4" dr3d:vertical-segments="14" dr3d:close-front="true" dr3d:close-back="true"/>
    </style:style>
  </office:automatic-styles>
  <office:body>
    <office:drawing>
      <draw:page draw:name="page1" draw:style-name="dp1" draw:master-page-name="Default">
        <dr3d:scene draw:style-name="gr1" svg:width="19.934cm" svg:height="17.69cm" svg:x="-3.791cm" svg:y="-2.886cm" dr3d:transform="matrix (0.942128317040934 0.323648037372253 -0.0874424504157251 -0.282917481765686 0.627600395474266 -0.725310583206882 -0.179866430278084 0.708074636959716 0.682845792074159 -7.44205063904294cm 1.16990537308471cm -4.87714861216825cm)" dr3d:vrp="(0 0 31518.6537142857)" dr3d:vpn="(0 0 29054.6537142857)" dr3d:projection="perspective" dr3d:distance="2.464cm" dr3d:focal-length="10.008cm" dr3d:shadow-slant="0" dr3d:shade-mode="gouraud" dr3d:ambient-color="#666666" dr3d:lighting-mode="false">
          <dr3d:light dr3d:diffuse-color="#cccccc" dr3d:direction="(-0.457439037046773 0.882947592858831 0.1056081230328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dr3d:transform="matrix (0.817276893527495 0.0307158608741252 -0.0637531929524925 -0.0790980376589948 0.858347275507043 -0.133048926189979 -0.0188279670026066 -0.173906031603913 0.828230207700873 -0.505084120469386cm -2.11254593697025cm -1.80097607377383cm)" svg:viewBox="1170 -11865 10161 10796" svg:d="m8182-2611-451-25-438-71-424-117-407-159-387-198-366-236-342-269-315-302-288-331-256-358-223-381-188-404-150-422-110-438-68-453-23-463-12-244-34-237-55-227-76-217-95-206-113-194-130-180-147-166-162-150-175-134-189-116-201-98-211-77-222-57-230-35-238-12h-286v-2276h286l463 24 450 69 433 114 415 154 394 194 372 231 346 265 320 298 290 328 259 356 225 381 189 405 151 426 110 444 68 462 23 475 12 231 33 225 55 218 76 209 94 199 111 187 128 176 144 162 158 147 171 132 183 114 193 97 204 77 212 56 219 35 225 12h358v-1469l2790 2644-2790 2717v-1542zm-7370 1542zm10161-10796z"/>
          <dr3d:cube draw:style-name="gr3" draw:layer="layout" dr3d:transform="matrix (0.645825442143765 0.161603502257806 -0.201188140786509 -0.211538679490265 0.64207956854768 -0.163303632502287 0.147796302438987 0.212840309544357 0.645397642755024 12.0584591479541cm -6.95557748955059cm 0.326640559258645cm)"/>
          <dr3d:rotate draw:style-name="gr4" draw:layer="layout" dr3d:transform="matrix (-0.736173483022827 0.727490032326056 -0.0962323828780718 0.140648855622644 0.3966728819481 0.197071492161428 0.276434049277827 0.584026898587435 -0.335652037852505 11.5753553651452cm -8.01910151436134cm 5.89311989950242cm)" svg:viewBox="0 -5000 2500 10000" svg:d="m0 5000 125-500 125-500 250-1000 500-2000 500-2000 500-2000 500-2000h-500-500-500-500-250-250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24T20:48:52</meta:creation-date>
    <dc:date>2011-07-25T00:01:27</dc:date>
    <meta:editing-duration>PT2H10M19S</meta:editing-duration>
    <meta:editing-cycles>7</meta:editing-cycles>
    <meta:generator>LibreOffice/3.3$Linux LibreOffice_project/330m19$Build-202</meta:generator>
    <meta:document-statistic meta:object-count="4"/>
  </office:meta>
</office:document-meta>
</file>